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BuildNumber.getRevS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findFirstNumber( String str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lvedModuleRevisionArtifactInfo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vision.getBuild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getEn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findLastNumber( String 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BuildNumber.getMatcher( String 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BuildNumber.doExecu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ResolvedModuleRevisionArtifactInfo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getDefaultBuild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vision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vision.getNewBuild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setDefault( String defaul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vision.NewRevision( String revision , String newRevision , String buildNumber , String newBuild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BuildNumber.setProperty( String property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BuildNumber.setDefaultBuildNumber( String defaultBuild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Range( int startIndex , int en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BuildNumber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getStar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computeNewRevision( String revis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solvedModuleRevisionArtifactInfo.ResolvedModuleRevisionArtifactInfo( ModuleRevisionId r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setRevSep( String rev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vision.getNew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uildNumber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